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stroke="none" svg:stroke-color="#000000" draw:fill-color="#b47804" draw:textarea-horizontal-align="justify" draw:textarea-vertical-align="middle" draw:auto-grow-height="false" fo:min-height="0cm" fo:min-width="7.601cm"/>
    </style:style>
    <style:style style:name="gr2" style:family="graphic" style:parent-style-name="standard">
      <style:graphic-properties draw:stroke="none" svg:stroke-color="#000000" draw:fill-color="#784b04" draw:textarea-horizontal-align="justify" draw:textarea-vertical-align="middle" draw:auto-grow-height="false" fo:min-height="0cm" fo:min-width="4.001cm"/>
    </style:style>
    <style:style style:name="gr3" style:family="graphic" style:parent-style-name="standard">
      <style:graphic-properties draw:stroke="none" svg:stroke-color="#000000" draw:fill-color="#158466" draw:textarea-horizontal-align="justify" draw:textarea-vertical-align="middle" draw:auto-grow-height="false" fo:min-height="2.16cm" fo:min-width="0cm"/>
    </style:style>
    <style:style style:name="gr4" style:family="graphic" style:parent-style-name="standard">
      <style:graphic-properties draw:stroke="none" svg:stroke-color="#000000" draw:fill-color="#2a6099" draw:textarea-horizontal-align="justify" draw:textarea-vertical-align="middle" draw:auto-grow-height="false" fo:min-height="2.16cm" fo:min-width="0cm"/>
    </style:style>
    <style:style style:name="gr5" style:family="graphic" style:parent-style-name="standard">
      <style:graphic-properties draw:stroke="none" svg:stroke-color="#000000" draw:fill-color="#ff4000" draw:textarea-horizontal-align="justify" draw:textarea-vertical-align="middle" draw:auto-grow-height="false" fo:min-height="5.292cm" fo:min-width="0.041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3.524cm" fo:min-width="0cm"/>
    </style:style>
    <style:style style:name="gr7" style:family="graphic" style:parent-style-name="standard">
      <style:graphic-properties draw:stroke="none" svg:stroke-color="#000000" draw:fill-color="#ffd428" draw:textarea-horizontal-align="justify" draw:textarea-vertical-align="middle" draw:auto-grow-height="false" fo:min-height="0.584cm" fo:min-width="4.9cm"/>
    </style:style>
    <style:style style:name="gr8" style:family="graphic" style:parent-style-name="standard">
      <style:graphic-properties draw:stroke="none" svg:stroke-color="#000000" draw:fill-color="#ff4000" draw:textarea-vertical-align="middle"/>
    </style:style>
    <style:style style:name="gr9" style:family="graphic" style:parent-style-name="standard">
      <style:graphic-properties draw:stroke="none" svg:stroke-color="#000000" draw:fill-color="#ffd428" draw:textarea-vertical-align="middle"/>
    </style:style>
    <style:style style:name="gr10" style:family="graphic" style:parent-style-name="standard" style:list-style-name="L1">
      <style:graphic-properties draw:stroke="none" svg:stroke-color="#000000" draw:fill="solid" draw:fill-color="#2a6099" draw:opacity-name="Transparency_20_1" draw:textarea-vertical-align="middle" fo:min-height="1.083cm" draw:shadow="hidden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solid" draw:fill-color="#333333" draw:opacity-name="Transparency_20_1" draw:textarea-vertical-align="middle" fo:min-height="1.083cm" draw:shadow="hidden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solid" draw:fill-color="#158466" draw:opacity-name="Transparency_20_1" draw:textarea-vertical-align="middle" fo:min-height="1.083cm" draw:shadow="hidden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solid" draw:fill-color="#158466" draw:opacity-name="Transparency_20_1" draw:textarea-vertical-align="middle" fo:min-height="1.35cm" draw:shadow="hidden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solid" draw:fill-color="#2a6099" draw:opacity-name="Transparency_20_1" draw:textarea-vertical-align="middle" fo:min-height="3.15cm" draw:shadow="hidden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solid" draw:fill-color="#333333" draw:opacity-name="Transparency_20_1" draw:textarea-vertical-align="middle" fo:min-height="1.35cm" draw:shadow="hidden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solid" draw:fill-color="#f10d0c" draw:opacity-name="Transparency_20_1" draw:textarea-vertical-align="middle" fo:min-height="3.35cm" draw:shadow="hidden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solid" draw:fill-color="#333333" draw:opacity-name="Transparency_20_1" draw:textarea-vertical-align="middle" fo:min-height="1.35cm" draw:shadow="hidden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158466" draw:opacity-name="Transparency_20_1" draw:textarea-vertical-align="middle" fo:min-height="1.35cm" draw:shadow="hidden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f10d0c" draw:opacity-name="Transparency_20_1" draw:textarea-vertical-align="middle" fo:min-height="3.35cm" draw:shadow="hidden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2a6099" draw:opacity-name="Transparency_20_1" draw:textarea-vertical-align="middle" fo:min-height="3.15cm" draw:shadow="hidden"/>
      <style:paragraph-properties style:writing-mode="lr-tb"/>
    </style:style>
    <style:style style:name="P1" style:family="paragraph">
      <loext:graphic-properties draw:fill-color="#b47804"/>
      <style:paragraph-properties fo:text-align="center"/>
    </style:style>
    <style:style style:name="P2" style:family="paragraph">
      <loext:graphic-properties draw:fill-color="#784b04"/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ffd428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2a6099" draw:opacity-name="Transparency_20_1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333333" draw:opacity-name="Transparency_20_1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158466" draw:opacity-name="Transparency_20_1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10d0c" draw:opacity-name="Transparency_20_1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4pt" fo:background-color="transparent" style:font-size-asian="24pt" style:font-size-complex="24pt"/>
    </style:style>
    <style:style style:name="T2" style:family="text">
      <style:text-properties fo:font-size="28pt" fo:background-color="transparent" style:font-size-asian="28pt" style:font-size-complex="28pt"/>
    </style:style>
    <style:style style:name="T3" style:family="text">
      <style:text-properties fo:font-size="40pt" fo:background-color="transparent" style:font-size-asian="40pt" style:font-size-complex="40pt"/>
    </style:style>
    <style:style style:name="T4" style:family="text">
      <style:text-properties fo:font-size="44pt" fo:background-color="transparen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.1cm" svg:height="0.792cm" svg:x="20.95cm" svg:y="9.313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4.5cm" svg:height="0.417cm" svg:x="22.751cm" svg:y="9.168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0.36cm" svg:height="2.5cm" svg:x="28.42cm" svg:y="4.105cm">
          <text:p/>
          <draw:enhanced-geometry svg:viewBox="0 0 88 21600" draw:glue-points="44 ?f6 44 0 0 10800 44 21600 88 10800" draw:text-areas="0 ?f6 88 ?f3" draw:type="can" draw:modifiers="522.6021478829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0.36cm" svg:height="2.5cm" svg:x="21.221cm" svg:y="4.106cm">
          <text:p/>
          <draw:enhanced-geometry svg:viewBox="0 0 88 21600" draw:glue-points="44 ?f6 44 0 0 10800 44 21600 88 10800" draw:text-areas="0 ?f6 88 ?f3" draw:type="can" draw:modifiers="522.6021478829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layer="layout" svg:width="0.54cm" svg:height="5.75cm" svg:x="24.73cm" svg:y="3.522cm">
          <text:p/>
          <draw:enhanced-geometry svg:viewBox="0 0 88 21600" draw:glue-points="44 ?f6 44 0 0 10800 44 21600 88 10800" draw:text-areas="0 ?f6 88 ?f3" draw:type="can" draw:modifiers="522.6021478829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0.359cm" svg:height="3.915cm" svg:x="24.821cm" svg:y="3.273cm">
          <text:p/>
          <draw:enhanced-geometry svg:viewBox="0 0 88 21600" draw:glue-points="44 ?f6 44 0 0 10800 44 21600 88 10800" draw:text-areas="0 ?f6 88 ?f3" draw:mirror-horizontal="false" draw:mirror-vertical="false" draw:type="can" draw:modifiers="522.6021478829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10.8cm" svg:height="2.5cm" svg:x="19.6cm" svg:y="1.8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8" draw:text-style-name="P5" draw:layer="layout" svg:width="1.8cm" svg:height="1.666cm" draw:transform="rotate (-3.14159265358979) translate (21.4cm 5.188cm)" draw:kind="cut" draw:start-angle="0" draw:end-angle="180">
          <text:p/>
        </draw:ellipse>
        <draw:ellipse draw:style-name="gr9" draw:text-style-name="P7" draw:layer="layout" svg:width="1.8cm" svg:height="1.666cm" draw:transform="rotate (-3.14159265358979) translate (23.2cm 5.188cm)" draw:kind="cut" draw:start-angle="0" draw:end-angle="180">
          <text:p/>
        </draw:ellipse>
        <draw:ellipse draw:style-name="gr8" draw:text-style-name="P5" draw:layer="layout" svg:width="1.8cm" svg:height="1.666cm" draw:transform="rotate (-3.14159265358979) translate (25cm 5.188cm)" draw:kind="cut" draw:start-angle="0" draw:end-angle="180">
          <text:p/>
        </draw:ellipse>
        <draw:ellipse draw:style-name="gr9" draw:text-style-name="P7" draw:layer="layout" svg:width="1.8cm" svg:height="1.666cm" draw:transform="rotate (-3.14159265358979) translate (26.8cm 5.188cm)" draw:kind="cut" draw:start-angle="0" draw:end-angle="180">
          <text:p/>
        </draw:ellipse>
        <draw:ellipse draw:style-name="gr8" draw:text-style-name="P5" draw:layer="layout" svg:width="1.8cm" svg:height="1.666cm" draw:transform="rotate (-3.14159265358979) translate (28.6cm 5.188cm)" draw:kind="cut" draw:start-angle="0" draw:end-angle="180">
          <text:p/>
        </draw:ellipse>
        <draw:ellipse draw:style-name="gr9" draw:text-style-name="P7" draw:layer="layout" svg:width="1.8cm" svg:height="1.666cm" draw:transform="rotate (-3.14159265358979) translate (30.4cm 5.188cm)" draw:kind="cut" draw:start-angle="0" draw:end-angle="180">
          <text:p/>
        </draw:ellipse>
        <draw:polygon draw:style-name="gr8" draw:text-style-name="P5" draw:layer="layout" svg:width="1.799cm" svg:height="2.499cm" svg:x="23.2cm" svg:y="1.855cm" svg:viewBox="0 0 1800 2500" draw:points="1800,0 1800,2500 0,2500">
          <text:p/>
        </draw:polygon>
        <draw:polygon draw:style-name="gr8" draw:text-style-name="P5" draw:layer="layout" svg:width="3.599cm" svg:height="2.499cm" svg:x="25cm" svg:y="1.855cm" svg:viewBox="0 0 3600 2500" draw:points="0,0 1800,2500 3600,2500">
          <text:p/>
        </draw:polygon>
        <draw:polygon draw:style-name="gr8" draw:text-style-name="P5" draw:layer="layout" svg:width="5.399cm" svg:height="2.499cm" svg:x="19.6cm" svg:y="1.855cm" svg:viewBox="0 0 5400 2500" draw:points="5400,0 1800,2500 0,2500">
          <text:p/>
        </draw:polygon>
        <draw:frame draw:style-name="gr10" draw:text-style-name="P9" draw:layer="layout" svg:width="2.7cm" svg:height="1.333cm" svg:x="20.05cm" svg:y="6.522cm">
          <draw:text-box>
            <text:p text:style-name="P8"><text:span text:style-name="T1">&lt;div&gt;</text:span></text:p>
          </draw:text-box>
        </draw:frame>
        <draw:frame draw:style-name="gr11" draw:text-style-name="P10" draw:layer="layout" svg:width="2.7cm" svg:height="1.333cm" svg:x="23.65cm" svg:y="7.105cm">
          <draw:text-box>
            <text:p text:style-name="P8"><text:span text:style-name="T1">&lt;div&gt;</text:span></text:p>
          </draw:text-box>
        </draw:frame>
        <draw:frame draw:style-name="gr12" draw:text-style-name="P11" draw:layer="layout" svg:width="2.7cm" svg:height="1.333cm" svg:x="27.34cm" svg:y="6.522cm">
          <draw:text-box>
            <text:p text:style-name="P8"><text:span text:style-name="T1">&lt;div&gt;</text:span></text:p>
          </draw:text-box>
        </draw:frame>
        <draw:frame draw:style-name="gr13" draw:text-style-name="P11" draw:layer="layout" svg:width="3cm" svg:height="1.6cm" svg:x="13.9cm" svg:y="5.1cm">
          <draw:text-box>
            <text:p text:style-name="P8"><text:span text:style-name="T2">&lt;div&gt;</text:span></text:p>
          </draw:text-box>
        </draw:frame>
        <draw:frame draw:style-name="gr14" draw:text-style-name="P9" draw:layer="layout" svg:width="5cm" svg:height="3.4cm" svg:x="6.8cm" svg:y="4.7cm">
          <draw:text-box>
            <text:p text:style-name="P8"><text:span text:style-name="T3">&lt;div&gt;</text:span></text:p>
          </draw:text-box>
        </draw:frame>
        <draw:frame draw:style-name="gr15" draw:text-style-name="P10" draw:layer="layout" svg:width="3cm" svg:height="1.6cm" svg:x="4.4cm" svg:y="8.8cm">
          <draw:text-box>
            <text:p text:style-name="P8"><text:span text:style-name="T2">&lt;div&gt;</text:span></text:p>
          </draw:text-box>
        </draw:frame>
        <draw:frame draw:style-name="gr16" draw:text-style-name="P12" draw:layer="layout" svg:width="5cm" svg:height="3.6cm" svg:x="9.9cm" svg:y="7.1cm">
          <draw:text-box>
            <text:p text:style-name="P8"><text:span text:style-name="T4">&lt;div&gt;</text:span></text:p>
          </draw:text-box>
        </draw:frame>
        <draw:frame draw:style-name="gr17" draw:text-style-name="P10" draw:layer="layout" svg:width="3cm" svg:height="1.6cm" svg:x="43.5cm" svg:y="1.5cm">
          <draw:text-box>
            <text:p text:style-name="P8"><text:span text:style-name="T2">&lt;div&gt;</text:span></text:p>
          </draw:text-box>
        </draw:frame>
        <draw:frame draw:style-name="gr18" draw:text-style-name="P11" draw:layer="layout" svg:width="3cm" svg:height="1.6cm" svg:x="34cm" svg:y="5.2cm">
          <draw:text-box>
            <text:p text:style-name="P8"><text:span text:style-name="T2">&lt;div&gt;</text:span></text:p>
          </draw:text-box>
        </draw:frame>
        <draw:frame draw:style-name="gr19" draw:text-style-name="P12" draw:layer="layout" svg:width="5cm" svg:height="3.6cm" svg:x="39.5cm" svg:y="3.5cm">
          <draw:text-box>
            <text:p text:style-name="P8"><text:span text:style-name="T4">&lt;di</text:span><text:span text:style-name="T4">v&gt;</text:span></text:p>
          </draw:text-box>
        </draw:frame>
        <draw:frame draw:style-name="gr20" draw:text-style-name="P9" draw:layer="layout" svg:width="5cm" svg:height="3.4cm" svg:x="36.4cm" svg:y="1.1cm">
          <draw:text-box>
            <text:p text:style-name="P8"><text:span text:style-name="T3">&lt;di</text:span><text:span text:style-name="T3">v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gradient draw:name="gradient" draw:style="ellipsoid" draw:cx="50%" draw:cy="50%" draw:start-color="#b4c7dc" draw:end-color="#ffffff" draw:start-intensity="100%" draw:end-intensity="100%" draw:angle="0" draw:border="15%"/>
    <draw:opacity draw:name="Transparency_20_1" draw:display-name="Transparency 1" draw:style="linear" draw:start="10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22:32:07.251888635</meta:creation-date>
    <dc:date>2020-12-10T22:42:11.948288172</dc:date>
    <meta:editing-duration>PT1H7M53S</meta:editing-duration>
    <meta:editing-cycles>13</meta:editing-cycles>
    <meta:generator>LibreOffice/6.4.6.2$Linux_X86_64 LibreOffice_project/40$Build-2</meta:generator>
    <meta:document-statistic meta:object-count="27"/>
  </office:meta>
</office:document-meta>
</file>